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11000000C21C62342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c5000b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7e0021" style:font-name="Ubuntu" fo:font-size="12pt" style:font-size-asian="12pt" style:font-size-complex="12pt"/>
    </style:style>
    <style:style style:name="T1" style:family="text">
      <style:text-properties fo:color="#7e0021" style:font-name="Ubuntu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99cm" svg:height="4.142cm" svg:x="1.08cm" svg:y="8.489cm">
          <draw:image xlink:href="Pictures/1000000000000511000000C21C62342E.png" xlink:type="simple" xlink:show="embed" xlink:actuate="onLoad">
            <text:p/>
          </draw:image>
        </draw:frame>
        <draw:custom-shape draw:style-name="gr2" draw:text-style-name="P1" draw:layer="layout" svg:width="1.2cm" svg:height="13cm" draw:transform="rotate (-1.5707963267949) translate (15.6cm 7.2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1" draw:layer="layout" svg:width="1.2cm" svg:height="13cm" draw:transform="rotate (-1.5707963267949) translate (28.7cm 7.2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2" draw:layer="layout" svg:width="12.4cm" svg:height="0.85cm" svg:x="2.9cm" svg:y="6.5cm">
          <draw:text-box>
            <text:p text:style-name="P2"><text:span text:style-name="T1">Informations relatives aux lemmes</text:span></text:p>
          </draw:text-box>
        </draw:frame>
        <draw:frame draw:style-name="gr3" draw:text-style-name="P2" draw:layer="layout" svg:width="12.4cm" svg:height="0.85cm" svg:x="16cm" svg:y="6.5cm">
          <draw:text-box>
            <text:p text:style-name="P2"><text:span text:style-name="T1">Informations relatives aux formes fléch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9T16:48:59.533245627</meta:creation-date>
    <dc:date>2015-07-29T16:56:41.686025402</dc:date>
    <meta:editing-duration>P0D</meta:editing-duration>
    <meta:editing-cycles>1</meta:editing-cycles>
    <meta:document-statistic meta:object-count="5"/>
    <meta:generator>LibreOffice/4.2.8.2$Linux_X86_64 LibreOffice_project/420m0$Build-2</meta:generator>
  </office:meta>
</office:document-meta>
</file>